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BeanExpressionResolver.customizeEvaluationContext( StandardEvaluationContext eval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BeanExpressionResolver.getExpression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BeanExpressionResolver.setExpressionSuffix( String expression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BeanExpressionResolver.setExpressionParser( ExpressionParser expression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BeanExpressionResolver.getExpression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BeanExpressionResolver.StandardBeanExpressionResolver( @ Nullable ClassLoader bean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BeanExpressionResolver.StandardBeanExpress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BeanExpressionResolver.evaluate( @ Nullable String value , BeanExpressionContext beanExpression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tandardBeanExpressionResolver.is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BeanExpressionResolver.setExpressionPrefix( String expression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